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44134112223502</text:p>
          </table:table-cell>
          <table:table-cell office:value-type="string" calcext:value-type="string">
            <text:p>B-15-01 08DAA1 PZ2 [GRANITE DELLS PZ2]</text:p>
          </table:table-cell>
          <table:table-cell office:value-type="string" calcext:value-type="string">
            <text:p>2025-06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16028" calcext:value-type="float">
            <text:p>124.16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4134112223502</text:p>
          </table:table-cell>
          <table:table-cell office:value-type="string" calcext:value-type="string">
            <text:p>B-15-01 08DAA1 PZ2 [GRANITE DELLS PZ2]</text:p>
          </table:table-cell>
          <table:table-cell office:value-type="string" calcext:value-type="string">
            <text:p>2025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895104" calcext:value-type="float">
            <text:p>123.89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4134112223502</text:p>
          </table:table-cell>
          <table:table-cell office:value-type="string" calcext:value-type="string">
            <text:p>B-15-01 08DAA1 PZ2 [GRANITE DELLS PZ2]</text:p>
          </table:table-cell>
          <table:table-cell office:value-type="string" calcext:value-type="string">
            <text:p>2024-10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974352" calcext:value-type="float">
            <text:p>123.97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4134112223502</text:p>
          </table:table-cell>
          <table:table-cell office:value-type="string" calcext:value-type="string">
            <text:p>B-15-01 08DAA1 PZ2 [GRANITE DELLS PZ2]</text:p>
          </table:table-cell>
          <table:table-cell office:value-type="string" calcext:value-type="string">
            <text:p>2024-07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88596" calcext:value-type="float">
            <text:p>123.88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4134112223502</text:p>
          </table:table-cell>
          <table:table-cell office:value-type="string" calcext:value-type="string">
            <text:p>B-15-01 08DAA1 PZ2 [GRANITE DELLS PZ2]</text:p>
          </table:table-cell>
          <table:table-cell office:value-type="string" calcext:value-type="string">
            <text:p>2024-0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081032" calcext:value-type="float">
            <text:p>124.08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4134112223502</text:p>
          </table:table-cell>
          <table:table-cell office:value-type="string" calcext:value-type="string">
            <text:p>B-15-01 08DAA1 PZ2 [GRANITE DELLS PZ2]</text:p>
          </table:table-cell>
          <table:table-cell office:value-type="string" calcext:value-type="string">
            <text:p>2023-09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770136" calcext:value-type="float">
            <text:p>123.77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4134112223502</text:p>
          </table:table-cell>
          <table:table-cell office:value-type="string" calcext:value-type="string">
            <text:p>B-15-01 08DAA1 PZ2 [GRANITE DELLS PZ2]</text:p>
          </table:table-cell>
          <table:table-cell office:value-type="string" calcext:value-type="string">
            <text:p>2023-07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584208" calcext:value-type="float">
            <text:p>123.58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4134112223502</text:p>
          </table:table-cell>
          <table:table-cell office:value-type="string" calcext:value-type="string">
            <text:p>B-15-01 08DAA1 PZ2 [GRANITE DELLS PZ2]</text:p>
          </table:table-cell>
          <table:table-cell office:value-type="string" calcext:value-type="string">
            <text:p>2022-1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85548" calcext:value-type="float">
            <text:p>123.85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4134112223502</text:p>
          </table:table-cell>
          <table:table-cell office:value-type="string" calcext:value-type="string">
            <text:p>B-15-01 08DAA1 PZ2 [GRANITE DELLS PZ2]</text:p>
          </table:table-cell>
          <table:table-cell office:value-type="string" calcext:value-type="string">
            <text:p>2022-06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721368" calcext:value-type="float">
            <text:p>123.72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4134112223502</text:p>
          </table:table-cell>
          <table:table-cell office:value-type="string" calcext:value-type="string">
            <text:p>B-15-01 08DAA1 PZ2 [GRANITE DELLS PZ2]</text:p>
          </table:table-cell>
          <table:table-cell office:value-type="string" calcext:value-type="string">
            <text:p>2022-03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450096" calcext:value-type="float">
            <text:p>123.45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4134112223502</text:p>
          </table:table-cell>
          <table:table-cell office:value-type="string" calcext:value-type="string">
            <text:p>B-15-01 08DAA1 PZ2 [GRANITE DELLS PZ2]</text:p>
          </table:table-cell>
          <table:table-cell office:value-type="string" calcext:value-type="string">
            <text:p>2021-10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575064" calcext:value-type="float">
            <text:p>123.57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4134112223502</text:p>
          </table:table-cell>
          <table:table-cell office:value-type="string" calcext:value-type="string">
            <text:p>B-15-01 08DAA1 PZ2 [GRANITE DELLS PZ2]</text:p>
          </table:table-cell>
          <table:table-cell office:value-type="string" calcext:value-type="string">
            <text:p>2021-07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379992" calcext:value-type="float">
            <text:p>123.37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4134112223502</text:p>
          </table:table-cell>
          <table:table-cell office:value-type="string" calcext:value-type="string">
            <text:p>B-15-01 08DAA1 PZ2 [GRANITE DELLS PZ2]</text:p>
          </table:table-cell>
          <table:table-cell office:value-type="string" calcext:value-type="string">
            <text:p>2021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977656" calcext:value-type="float">
            <text:p>122.97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4134112223502</text:p>
          </table:table-cell>
          <table:table-cell office:value-type="string" calcext:value-type="string">
            <text:p>B-15-01 08DAA1 PZ2 [GRANITE DELLS PZ2]</text:p>
          </table:table-cell>
          <table:table-cell office:value-type="string" calcext:value-type="string">
            <text:p>2020-10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041664" calcext:value-type="float">
            <text:p>123.04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4134112223502</text:p>
          </table:table-cell>
          <table:table-cell office:value-type="string" calcext:value-type="string">
            <text:p>B-15-01 08DAA1 PZ2 [GRANITE DELLS PZ2]</text:p>
          </table:table-cell>
          <table:table-cell office:value-type="string" calcext:value-type="string">
            <text:p>2020-06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779536" calcext:value-type="float">
            <text:p>122.77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4134112223502</text:p>
          </table:table-cell>
          <table:table-cell office:value-type="string" calcext:value-type="string">
            <text:p>B-15-01 08DAA1 PZ2 [GRANITE DELLS PZ2]</text:p>
          </table:table-cell>
          <table:table-cell office:value-type="string" calcext:value-type="string">
            <text:p>2020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639328" calcext:value-type="float">
            <text:p>122.63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4134112223502</text:p>
          </table:table-cell>
          <table:table-cell office:value-type="string" calcext:value-type="string">
            <text:p>B-15-01 08DAA1 PZ2 [GRANITE DELLS PZ2]</text:p>
          </table:table-cell>
          <table:table-cell office:value-type="string" calcext:value-type="string">
            <text:p>2019-10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535696" calcext:value-type="float">
            <text:p>122.53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4134112223502</text:p>
          </table:table-cell>
          <table:table-cell office:value-type="string" calcext:value-type="string">
            <text:p>B-15-01 08DAA1 PZ2 [GRANITE DELLS PZ2]</text:p>
          </table:table-cell>
          <table:table-cell office:value-type="string" calcext:value-type="string">
            <text:p>2019-06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40768" calcext:value-type="float">
            <text:p>122.4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4134112223502</text:p>
          </table:table-cell>
          <table:table-cell office:value-type="string" calcext:value-type="string">
            <text:p>B-15-01 08DAA1 PZ2 [GRANITE DELLS PZ2]</text:p>
          </table:table-cell>
          <table:table-cell office:value-type="string" calcext:value-type="string">
            <text:p>2019-03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416824" calcext:value-type="float">
            <text:p>122.41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4134112223502</text:p>
          </table:table-cell>
          <table:table-cell office:value-type="string" calcext:value-type="string">
            <text:p>B-15-01 08DAA1 PZ2 [GRANITE DELLS PZ2]</text:p>
          </table:table-cell>
          <table:table-cell office:value-type="string" calcext:value-type="string">
            <text:p>2018-10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276616" calcext:value-type="float">
            <text:p>122.27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4134112223502</text:p>
          </table:table-cell>
          <table:table-cell office:value-type="string" calcext:value-type="string">
            <text:p>B-15-01 08DAA1 PZ2 [GRANITE DELLS PZ2]</text:p>
          </table:table-cell>
          <table:table-cell office:value-type="string" calcext:value-type="string">
            <text:p>2018-06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984008" calcext:value-type="float">
            <text:p>121.9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4134112223502</text:p>
          </table:table-cell>
          <table:table-cell office:value-type="string" calcext:value-type="string">
            <text:p>B-15-01 08DAA1 PZ2 [GRANITE DELLS PZ2]</text:p>
          </table:table-cell>
          <table:table-cell office:value-type="string" calcext:value-type="string">
            <text:p>2018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82856" calcext:value-type="float">
            <text:p>121.8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4134112223502</text:p>
          </table:table-cell>
          <table:table-cell office:value-type="string" calcext:value-type="string">
            <text:p>B-15-01 08DAA1 PZ2 [GRANITE DELLS PZ2]</text:p>
          </table:table-cell>
          <table:table-cell office:value-type="string" calcext:value-type="string">
            <text:p>2017-1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816368" calcext:value-type="float">
            <text:p>121.81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4134112223502</text:p>
          </table:table-cell>
          <table:table-cell office:value-type="string" calcext:value-type="string">
            <text:p>B-15-01 08DAA1 PZ2 [GRANITE DELLS PZ2]</text:p>
          </table:table-cell>
          <table:table-cell office:value-type="string" calcext:value-type="string">
            <text:p>2017-06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78284" calcext:value-type="float">
            <text:p>121.78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4134112223502</text:p>
          </table:table-cell>
          <table:table-cell office:value-type="string" calcext:value-type="string">
            <text:p>B-15-01 08DAA1 PZ2 [GRANITE DELLS PZ2]</text:p>
          </table:table-cell>
          <table:table-cell office:value-type="string" calcext:value-type="string">
            <text:p>2017-0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578624" calcext:value-type="float">
            <text:p>121.57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4134112223502</text:p>
          </table:table-cell>
          <table:table-cell office:value-type="string" calcext:value-type="string">
            <text:p>B-15-01 08DAA1 PZ2 [GRANITE DELLS PZ2]</text:p>
          </table:table-cell>
          <table:table-cell office:value-type="string" calcext:value-type="string">
            <text:p>2016-10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682256" calcext:value-type="float">
            <text:p>121.68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4134112223502</text:p>
          </table:table-cell>
          <table:table-cell office:value-type="string" calcext:value-type="string">
            <text:p>B-15-01 08DAA1 PZ2 [GRANITE DELLS PZ2]</text:p>
          </table:table-cell>
          <table:table-cell office:value-type="string" calcext:value-type="string">
            <text:p>2016-06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44756" calcext:value-type="float">
            <text:p>121.44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4134112223502</text:p>
          </table:table-cell>
          <table:table-cell office:value-type="string" calcext:value-type="string">
            <text:p>B-15-01 08DAA1 PZ2 [GRANITE DELLS PZ2]</text:p>
          </table:table-cell>
          <table:table-cell office:value-type="string" calcext:value-type="string">
            <text:p>2016-03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258584" calcext:value-type="float">
            <text:p>121.25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4134112223502</text:p>
          </table:table-cell>
          <table:table-cell office:value-type="string" calcext:value-type="string">
            <text:p>B-15-01 08DAA1 PZ2 [GRANITE DELLS PZ2]</text:p>
          </table:table-cell>
          <table:table-cell office:value-type="string" calcext:value-type="string">
            <text:p>2015-10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322592" calcext:value-type="float">
            <text:p>121.32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4134112223502</text:p>
          </table:table-cell>
          <table:table-cell office:value-type="string" calcext:value-type="string">
            <text:p>B-15-01 08DAA1 PZ2 [GRANITE DELLS PZ2]</text:p>
          </table:table-cell>
          <table:table-cell office:value-type="string" calcext:value-type="string">
            <text:p>2015-06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161048" calcext:value-type="float">
            <text:p>121.16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4134112223502</text:p>
          </table:table-cell>
          <table:table-cell office:value-type="string" calcext:value-type="string">
            <text:p>B-15-01 08DAA1 PZ2 [GRANITE DELLS PZ2]</text:p>
          </table:table-cell>
          <table:table-cell office:value-type="string" calcext:value-type="string">
            <text:p>2015-04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008648" calcext:value-type="float">
            <text:p>121.00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4134112223502</text:p>
          </table:table-cell>
          <table:table-cell office:value-type="string" calcext:value-type="string">
            <text:p>B-15-01 08DAA1 PZ2 [GRANITE DELLS PZ2]</text:p>
          </table:table-cell>
          <table:table-cell office:value-type="string" calcext:value-type="string">
            <text:p>2014-09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597168" calcext:value-type="float">
            <text:p>120.59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4134112223502</text:p>
          </table:table-cell>
          <table:table-cell office:value-type="string" calcext:value-type="string">
            <text:p>B-15-01 08DAA1 PZ2 [GRANITE DELLS PZ2]</text:p>
          </table:table-cell>
          <table:table-cell office:value-type="string" calcext:value-type="string">
            <text:p>2014-06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981216" calcext:value-type="float">
            <text:p>120.98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4134112223502</text:p>
          </table:table-cell>
          <table:table-cell office:value-type="string" calcext:value-type="string">
            <text:p>B-15-01 08DAA1 PZ2 [GRANITE DELLS PZ2]</text:p>
          </table:table-cell>
          <table:table-cell office:value-type="string" calcext:value-type="string">
            <text:p>2014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34328" calcext:value-type="float">
            <text:p>120.73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4134112223502</text:p>
          </table:table-cell>
          <table:table-cell office:value-type="string" calcext:value-type="string">
            <text:p>B-15-01 08DAA1 PZ2 [GRANITE DELLS PZ2]</text:p>
          </table:table-cell>
          <table:table-cell office:value-type="string" calcext:value-type="string">
            <text:p>2013-10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661176" calcext:value-type="float">
            <text:p>120.66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4134112223502</text:p>
          </table:table-cell>
          <table:table-cell office:value-type="string" calcext:value-type="string">
            <text:p>B-15-01 08DAA1 PZ2 [GRANITE DELLS PZ2]</text:p>
          </table:table-cell>
          <table:table-cell office:value-type="string" calcext:value-type="string">
            <text:p>2013-06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383808" calcext:value-type="float">
            <text:p>120.38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4134112223502</text:p>
          </table:table-cell>
          <table:table-cell office:value-type="string" calcext:value-type="string">
            <text:p>B-15-01 08DAA1 PZ2 [GRANITE DELLS PZ2]</text:p>
          </table:table-cell>
          <table:table-cell office:value-type="string" calcext:value-type="string">
            <text:p>2013-03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18264" calcext:value-type="float">
            <text:p>120.1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64" meta:object-count="0"/>
    <meta:user-defined meta:name="AppVersion">3.0</meta:user-defined>
  </office:meta>
</office:document-meta>
</file>